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  <style:text-properties fo:color="#000000" fo:font-size="11pt" fo:language="zxx" fo:country="none" style:font-size-asian="11pt" style:font-size-complex="11pt"/>
    </style:style>
    <style:style style:name="P3" style:family="paragraph" style:parent-style-name="Standard">
      <style:text-properties fo:color="#000000" fo:font-size="11pt" style:font-size-asian="11pt" style:font-size-complex="11pt"/>
    </style:style>
    <style:style style:name="P4" style:family="paragraph" style:parent-style-name="Standard">
      <style:paragraph-properties style:text-autospace="none"/>
      <style:text-properties fo:color="#000000" fo:font-size="11pt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color="#000000" fo:font-size="11pt" fo:language="zxx" fo:country="none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 style:text-autospace="none"/>
      <style:text-properties fo:color="#000000" fo:font-size="11pt" fo:language="zxx" fo:country="none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margin-left="1.251cm" fo:margin-right="0cm" fo:text-indent="0cm" style:auto-text-indent="false" style:text-autospace="none"/>
      <style:text-properties fo:color="#000000" fo:font-size="11pt" style:font-size-asian="11pt" style:font-size-complex="11pt"/>
    </style:style>
    <style:style style:name="P9" style:family="paragraph" style:parent-style-name="Standard">
      <style:paragraph-properties fo:margin-left="1.251cm" fo:margin-right="0cm" fo:text-indent="0cm" style:auto-text-indent="false" style:text-autospace="none"/>
      <style:text-properties fo:color="#000000" style:text-line-through-style="solid" fo:font-size="11pt" fo:language="zxx" fo:country="none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fo:font-size="11pt" fo:language="zxx" fo:country="none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 style:text-autospace="none"/>
      <style:text-properties fo:color="#000000" fo:font-size="11pt" fo:language="zxx" fo:country="none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fo:font-size="11pt" style:font-size-asian="11pt" style:font-size-complex="11pt"/>
    </style:style>
    <style:style style:name="P13" style:family="paragraph" style:parent-style-name="Standard" style:list-style-name="L1"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fo:font-size="11pt" fo:language="zxx" fo:country="non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Notes</text:h>
      <text:p text:style-name="P2"/>
      <text:p text:style-name="P2"/>
      <text:p text:style-name="P2">The mission type defines the nature of the key:</text:p>
      <text:p text:style-name="P6"><text:span text:style-name="T1">0.</text:span> Npc</text:p>
      <text:p text:style-name="P6"><text:span text:style-name="T1">1.</text:span> Sector</text:p>
      <text:p text:style-name="P11"/>
      <text:p text:style-name="P11">The mission key represents an NPC ID or a sector ID. <text:s/>This is meant as an aid for searching for a particular mission.</text:p>
      <text:p text:style-name="P11"/>
      <text:p text:style-name="P2">Professions:</text:p>
      <text:p text:style-name="P6"><text:span text:style-name="T1">0.</text:span> Warrior</text:p>
      <text:p text:style-name="P6"><text:span text:style-name="T1">1.</text:span> Trader</text:p>
      <text:p text:style-name="P6"><text:span text:style-name="T1">2.</text:span> Explorer</text:p>
      <text:p text:style-name="P6"/>
      <text:p text:style-name="P3">Races:</text:p>
      <text:p text:style-name="P5"><text:span text:style-name="T1">0.</text:span> Terran</text:p>
      <text:p text:style-name="P6"><text:span text:style-name="T1">1.</text:span> Jenquai</text:p>
      <text:p text:style-name="P6"><text:span text:style-name="T1">2.</text:span> Progen</text:p>
      <text:p text:style-name="P10"/>
      <text:h text:style-name="Heading_20_1" text:outline-level="1">Conditions</text:h>
      <text:p text:style-name="P2">The player must satisfy at least one condition in order to be eligible for the mission:</text:p>
      <text:p text:style-name="P6"><text:span text:style-name="T1">1.</text:span> Overall_Level: Your overall level must be at least the specified value</text:p>
      <text:p text:style-name="P6"><text:span text:style-name="T1">2.</text:span> Combat_Level: Your combat level must be at least the specified value</text:p>
      <text:p text:style-name="P6"><text:span text:style-name="T1">3.</text:span> Explore_Level: Your explore level must be at least the specified value</text:p>
      <text:p text:style-name="P6"><text:span text:style-name="T1">4.</text:span> Trade_Level: Your trade level must be at least the specified value</text:p>
      <text:p text:style-name="P6"><text:span text:style-name="T1">5.</text:span> Race: Your race must be the one specified</text:p>
      <text:p text:style-name="P6"><text:span text:style-name="T1">6.</text:span> Profession: Your race must be the one specified</text:p>
      <text:p text:style-name="P6"><text:span text:style-name="T1">7.</text:span> Hull_Level: Your hull must be at the level specified</text:p>
      <text:p text:style-name="P6"><text:span text:style-name="T1">8.</text:span> Faction_Required: Your faction must be equal or greater than the specified value</text:p>
      <text:p text:style-name="P6"><text:span text:style-name="T1">9.</text:span> Item_Required: Your cargo hold must contain the number of specified items</text:p>
      <text:p text:style-name="P4"/>
      <text:h text:style-name="Heading_20_1" text:outline-level="1">Stages</text:h>
      <text:p text:style-name="P1">A mission progresses in stages, with stage 0 being the first one. <text:s/>Stage 0 is special in that its description is not displayed; it does not appear within the mission log. <text:s/>To a stage is associated:</text:p>
      <text:list text:style-name="L1">
        <text:list-item>
          <text:p text:style-name="P13">At least one completion</text:p>
        </text:list-item>
        <text:list-item>
          <text:p text:style-name="P13">Maybe a reward</text:p>
        </text:list-item>
        <text:list-item>
          <text:p text:style-name="P13">Maybe a talk tree</text:p>
        </text:list-item>
      </text:list>
      <text:p text:style-name="P1"/>
      <text:h text:style-name="Heading_20_1" text:outline-level="1">Completions</text:h>
      <text:p text:style-name="P10">In order to advance from one stage to another the player must have completed every task:</text:p>
      <text:p text:style-name="P5"><text:span text:style-name="T1">1.</text:span> Talk_Npc: Talk to a specific NPC</text:p>
      <text:p text:style-name="P6"><text:span text:style-name="T1">2.</text:span> Give_Item_Npc: the cargo hold must have at least x quantity of item y</text:p>
      <text:p text:style-name="P6"><text:span text:style-name="T1">3.</text:span> Receive_Item_Npc: the cargo hold must be able to receive a quantity of 1 of item y</text:p>
      <text:p text:style-name="P6"><text:span text:style-name="T1">4.</text:span> Fight_Mob: must have killed x quantity of mob y</text:p>
      <text:p text:style-name="P6"><text:span text:style-name="T1">5.</text:span> Sector: must travel to, or already be present within, the specified sector</text:p>
      <text:p text:style-name="P6"><text:soft-page-break/><text:span text:style-name="T1">6.</text:span> Nearest_Nav: must be near the specified nav point</text:p>
      <text:p text:style-name="P6"><text:span text:style-name="T1">7.</text:span> Take_Item_To_Location: the cargo hold must have at least x quantity of item y</text:p>
      <text:p text:style-name="P6"><text:span text:style-name="T1">8.</text:span> Obtain_Items: must loot, manufacture, or ?receive in trade? the item</text:p>
      <text:p text:style-name="P6"><text:span text:style-name="T1">9.</text:span> Obtain_Items_At_Location: must loot, manufacture, or ?receive in trade? the item</text:p>
      <text:p text:style-name="P6"><text:span text:style-name="T1">10.</text:span> Use_Skill_On_Mob_Type</text:p>
      <text:p text:style-name="P6"><text:span text:style-name="T1">11.</text:span> Use_Skill_On_Object</text:p>
      <text:p text:style-name="P9"><text:span text:style-name="T1">12.</text:span> Scan_Object</text:p>
      <text:p text:style-name="P6"><text:span text:style-name="T1">13.</text:span> Possess_Item: the cargo hold must have at least x quantity of item y</text:p>
      <text:p text:style-name="P6"><text:span text:style-name="T1">14.</text:span> Give_Credits_Npc: must possess at least x credits</text:p>
      <text:p text:style-name="P12"/>
      <text:h text:style-name="Heading_20_1" text:outline-level="1">Rewards</text:h>
      <text:p text:style-name="P12">Rewards:</text:p>
      <text:p text:style-name="P5"><text:span text:style-name="T1">1. </text:span>Credits</text:p>
      <text:p text:style-name="P6"><text:span text:style-name="T1">2. </text:span>Explore_XP</text:p>
      <text:p text:style-name="P6"><text:span text:style-name="T1">3. </text:span>Combat_XP</text:p>
      <text:p text:style-name="P6"><text:span text:style-name="T1">4. </text:span>Trade_XP</text:p>
      <text:p text:style-name="P6"><text:span text:style-name="T1">5. </text:span>Faction</text:p>
      <text:p text:style-name="P6"><text:span text:style-name="T1">6. </text:span>Item_ID</text:p>
      <text:p text:style-name="P6"><text:span text:style-name="T1">7. </text:span>Hull_Upgrade</text:p>
      <text:p text:style-name="P6"><text:span text:style-name="T1">8. </text:span>Run_Script</text:p>
      <text:p text:style-name="P6"><text:span text:style-name="T1">9. </text:span>Award_Skill</text:p>
      <text:p text:style-name="P11"/>
      <text:h text:style-name="Heading_20_1" text:outline-level="1">Talk Tree</text:h>
      <text:p text:style-name="P10">Talk Tree:</text:p>
      <text:p text:style-name="P7"><text:span text:style-name="T3">1. </text:span><text:span text:style-name="T2">Trade: </text:span><text:span text:style-name="T2">Gives access to trade</text:span></text:p>
      <text:p text:style-name="P8"><text:span text:style-name="T3">2.</text:span><text:span text:style-name="T2">Postpone_Mission: </text:span><text:span text:style-name="T2">Allows to drop the mission and continue later</text:span></text:p>
      <text:p text:style-name="P8"><text:span text:style-name="T3">3. </text:span><text:span text:style-name="T2">Drop_Mission: </text:span><text:span text:style-name="T2">Won't be able to do the mission again</text:span></text:p>
      <text:p text:style-name="P8"><text:span text:style-name="T3">4. </text:span><text:span text:style-name="T2">More: </text:span><text:span text:style-name="T2">'More' button</text:span></text:p>
      <text:p text:style-name="P8"><text:span text:style-name="T3">5. </text:span><text:span text:style-name="T2">Mission_Goto_Stage: </text:span><text:span text:style-name="T2">Need to branch to another mission node (set as Destination="x").</text:span></text:p>
      <text:p text:style-name="P8"><text:span text:style-name="T3">6. </text:span><text:span text:style-name="T2">Mission_Complete: The mission is d</text:span><text:span text:style-name="T2">one (success)</text:span>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éphane Bessette</meta:initial-creator>
    <meta:creation-date>2008-09-25T22:21:56</meta:creation-date>
    <dc:creator>Stéphane Bessette</dc:creator>
    <dc:date>2008-10-04T07:44:54</dc:date>
    <meta:editing-cycles>5</meta:editing-cycles>
    <meta:editing-duration>PT1H1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487" meta:character-count="2559"/>
  </office:meta>
</office:document-meta>
</file>